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
    <style:font-face style:name="Open-sans" svg:font-family="Open-sans, sans-serif"/>
    <style:font-face style:name="PT Sans" svg:font-family="'PT Sans'"/>
    <style:font-face style:name="gotham" svg:font-family="gotham,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Helvetica Neue" fo:font-size="12pt"/>
    </style:style>
    <style:style style:name="P2" style:family="paragraph" style:parent-style-name="Standard">
      <style:text-properties style:font-name="Helvetica Neue" fo:font-size="12pt" fo:font-weight="bold"/>
    </style:style>
    <style:style style:name="P3" style:family="paragraph" style:parent-style-name="Standard">
      <style:text-properties style:font-name="Helvetica Neue" fo:font-size="12pt" fo:font-weight="bold" style:font-weight-asian="bold" style:font-weight-complex="bold"/>
    </style:style>
    <style:style style:name="P4" style:family="paragraph" style:parent-style-name="Standard">
      <style:text-properties style:font-name="Helvetica Neue" fo:font-size="12pt" officeooo:rsid="00245b1a" officeooo:paragraph-rsid="00245b1a"/>
    </style:style>
    <style:style style:name="P5" style:family="paragraph" style:parent-style-name="Standard">
      <style:text-properties style:font-name="Helvetica Neue" fo:font-size="12pt" officeooo:rsid="0027b7e4" officeooo:paragraph-rsid="0027b7e4"/>
    </style:style>
    <style:style style:name="P6" style:family="paragraph" style:parent-style-name="Standard">
      <style:text-properties style:font-name="Helvetica Neue" fo:font-size="12pt" officeooo:paragraph-rsid="0027b7e4"/>
    </style:style>
    <style:style style:name="P7" style:family="paragraph" style:parent-style-name="Standard">
      <style:text-properties style:font-name="Helvetica Neue" fo:font-size="18pt" fo:font-weight="bold"/>
    </style:style>
    <style:style style:name="P8" style:family="paragraph" style:parent-style-name="Standard">
      <style:text-properties style:font-name="gotham" fo:font-size="12pt" officeooo:paragraph-rsid="002125de" style:font-size-asian="12pt" style:font-size-complex="12pt"/>
    </style:style>
    <style:style style:name="P9" style:family="paragraph" style:parent-style-name="Standard">
      <style:text-properties fo:color="#ff6600" officeooo:rsid="001f552f" officeooo:paragraph-rsid="001f552f"/>
    </style:style>
    <style:style style:name="P10" style:family="paragraph" style:parent-style-name="Standard">
      <style:text-properties fo:color="#ff6600" officeooo:rsid="002819ce" officeooo:paragraph-rsid="002819ce"/>
    </style:style>
    <style:style style:name="P11" style:family="paragraph" style:parent-style-name="Standard">
      <style:text-properties fo:color="#000000" style:font-name="Helvetica Neue" fo:font-size="12pt" fo:font-style="italic" fo:font-weight="normal" officeooo:rsid="001a1c95" officeooo:paragraph-rsid="00248478" style:font-size-asian="10.5pt" style:font-style-asian="italic" style:font-weight-asian="normal" style:font-size-complex="12pt" style:font-style-complex="italic" style:font-weight-complex="normal"/>
    </style:style>
    <style:style style:name="P12" style:family="paragraph" style:parent-style-name="Standard">
      <style:text-properties fo:color="#000000" style:font-name="Helvetica Neue" fo:font-size="12pt" fo:font-style="italic" fo:font-weight="normal" officeooo:rsid="00286ae8" officeooo:paragraph-rsid="00286ae8" style:font-size-asian="10.5pt" style:font-style-asian="italic" style:font-weight-asian="normal" style:font-size-complex="12pt" style:font-style-complex="italic" style:font-weight-complex="normal"/>
    </style:style>
    <style:style style:name="P13" style:family="paragraph" style:parent-style-name="Standard">
      <style:text-properties fo:color="#000000" fo:font-size="13pt" fo:font-weight="normal" officeooo:rsid="001a6c74" officeooo:paragraph-rsid="002819ce" style:font-size-asian="13pt" style:font-weight-asian="normal" style:font-size-complex="13pt" style:font-weight-complex="normal"/>
    </style:style>
    <style:style style:name="P14" style:family="paragraph" style:parent-style-name="Standard">
      <style:paragraph-properties fo:margin-left="0cm" fo:margin-right="0cm" style:line-height-at-least="0.688cm" fo:orphans="2" fo:widows="2" fo:text-indent="0cm" style:auto-text-indent="false" fo:padding="0cm" fo:border="none"/>
      <style:text-properties fo:color="#000000" style:font-name="Liberation Serif" fo:font-size="12pt" fo:font-style="italic" fo:font-weight="normal" officeooo:rsid="0015c28e" officeooo:paragraph-rsid="0026a2df"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cm" fo:margin-right="0cm" fo:margin-top="0cm" fo:margin-bottom="0.132cm" loext:contextual-spacing="false" fo:orphans="2" fo:widows="2" fo:text-indent="0cm" style:auto-text-indent="false"/>
      <style:text-properties fo:color="#333333" style:font-name="Open-sans" fo:font-size="12pt" fo:background-color="#ffffff"/>
    </style:style>
    <style:style style:name="P16" style:family="paragraph" style:parent-style-name="Standard">
      <style:paragraph-properties fo:margin-left="0cm" fo:margin-right="0cm" fo:margin-top="0cm" fo:margin-bottom="0.132cm" loext:contextual-spacing="false" fo:orphans="2" fo:widows="2" fo:text-indent="0cm" style:auto-text-indent="false"/>
      <style:text-properties fo:font-variant="normal" fo:text-transform="none" fo:color="#432d2d" style:font-name="PT Sans" fo:font-size="13.5pt" fo:letter-spacing="normal" fo:font-style="normal" fo:font-weight="bold" officeooo:paragraph-rsid="00273b67" fo:background-color="#ffffff" style:font-weight-asian="bold" style:font-weight-complex="bold"/>
    </style:style>
    <style:style style:name="P17" style:family="paragraph" style:parent-style-name="Standard">
      <style:paragraph-properties fo:margin-top="0cm" fo:margin-bottom="0.132cm" loext:contextual-spacing="false" fo:orphans="2" fo:widows="2"/>
      <style:text-properties fo:color="#333333" style:font-name="Open-sans" fo:font-size="12pt" fo:background-color="#ffffff"/>
    </style:style>
    <style:style style:name="P18" style:family="paragraph" style:parent-style-name="Standard">
      <style:paragraph-properties fo:margin-top="0cm" fo:margin-bottom="0.132cm" loext:contextual-spacing="false" fo:orphans="2" fo:widows="2"/>
      <style:text-properties fo:color="#432d2d" fo:background-color="#ffffff"/>
    </style:style>
    <style:style style:name="P19" style:family="paragraph" style:parent-style-name="Standard">
      <style:paragraph-properties fo:margin-top="0cm" fo:margin-bottom="0.132cm" loext:contextual-spacing="false" fo:orphans="2" fo:widows="2"/>
      <style:text-properties fo:color="#432d2d" style:font-name="PT Sans" fo:font-size="13.5pt"/>
    </style:style>
    <style:style style:name="P20" style:family="paragraph" style:parent-style-name="Standard">
      <style:paragraph-properties fo:margin-top="0cm" fo:margin-bottom="0.132cm" loext:contextual-spacing="false" fo:orphans="2" fo:widows="2"/>
      <style:text-properties style:font-name="Helvetica Neue" fo:font-size="12pt" fo:background-color="#ffffff"/>
    </style:style>
    <style:style style:name="P21" style:family="paragraph" style:parent-style-name="Standard">
      <style:paragraph-properties fo:margin-top="0cm" fo:margin-bottom="0.132cm" loext:contextual-spacing="false" fo:orphans="2" fo:widows="2"/>
      <style:text-properties style:font-name="Helvetica Neue" fo:font-size="12pt" officeooo:paragraph-rsid="00273b67" fo:background-color="#ffffff"/>
    </style:style>
    <style:style style:name="P22" style:family="paragraph" style:parent-style-name="Standard">
      <style:paragraph-properties fo:margin-top="0cm" fo:margin-bottom="0.132cm" loext:contextual-spacing="false" fo:orphans="2" fo:widows="2"/>
      <style:text-properties style:font-name="Helvetica Neue" fo:font-size="12pt" officeooo:paragraph-rsid="0027b7e4" fo:background-color="#ffffff"/>
    </style:style>
    <style:style style:name="P23" style:family="paragraph" style:parent-style-name="Standard">
      <style:paragraph-properties fo:margin-top="0cm" fo:margin-bottom="0.132cm" loext:contextual-spacing="false" fo:orphans="2" fo:widows="2"/>
      <style:text-properties style:font-name="Helvetica Neue" fo:font-size="12pt" officeooo:rsid="00273b67" officeooo:paragraph-rsid="00273b67" fo:background-color="#ffffff"/>
    </style:style>
    <style:style style:name="P24" style:family="paragraph" style:parent-style-name="Standard">
      <style:paragraph-properties fo:margin-top="0cm" fo:margin-bottom="0.132cm" loext:contextual-spacing="false" fo:orphans="2" fo:widows="2"/>
    </style:style>
    <style:style style:name="P25" style:family="paragraph" style:parent-style-name="Standard">
      <style:paragraph-properties fo:margin-top="0cm" fo:margin-bottom="0.132cm" loext:contextual-spacing="false" fo:orphans="2" fo:widows="2"/>
      <style:text-properties fo:font-variant="normal" fo:text-transform="none" fo:font-size="13.5pt" fo:letter-spacing="normal" fo:font-style="normal" fo:font-weight="bold" officeooo:rsid="00273b67" officeooo:paragraph-rsid="00273b67"/>
    </style:style>
    <style:style style:name="P26" style:family="paragraph" style:parent-style-name="Standard">
      <style:paragraph-properties fo:margin-top="0cm" fo:margin-bottom="0.132cm" loext:contextual-spacing="false" fo:orphans="2" fo:widows="2"/>
      <style:text-properties fo:font-variant="normal" fo:text-transform="none" fo:color="#432d2d" style:font-name="PT Sans" fo:font-size="13.5pt" fo:letter-spacing="normal" fo:font-style="normal" fo:font-weight="bold" officeooo:paragraph-rsid="00273b67" fo:background-color="#ffffff" style:font-weight-asian="bold" style:font-weight-complex="bold"/>
    </style:style>
    <style:style style:name="P27" style:family="paragraph" style:parent-style-name="Standard">
      <style:paragraph-properties fo:margin-top="0cm" fo:margin-bottom="0.132cm" loext:contextual-spacing="false" fo:orphans="2" fo:widows="2"/>
      <style:text-properties fo:font-variant="normal" fo:text-transform="none" fo:color="#432d2d" style:font-name="PT Sans" fo:font-size="13.5pt" fo:letter-spacing="normal" fo:font-style="normal" fo:font-weight="normal" officeooo:paragraph-rsid="00273b67" fo:background-color="#ffffff"/>
    </style:style>
    <style:style style:name="P28" style:family="paragraph" style:parent-style-name="Standard">
      <style:paragraph-properties fo:margin-top="0cm" fo:margin-bottom="0.132cm" loext:contextual-spacing="false" fo:orphans="2" fo:widows="2"/>
      <style:text-properties officeooo:rsid="00273b67" officeooo:paragraph-rsid="00273b67"/>
    </style:style>
    <style:style style:name="P29" style:family="paragraph" style:parent-style-name="Standard">
      <style:paragraph-properties fo:margin-top="0cm" fo:margin-bottom="0.132cm" loext:contextual-spacing="false" fo:orphans="2" fo:widows="2"/>
      <style:text-properties officeooo:paragraph-rsid="00273b67" fo:background-color="#ffffff"/>
    </style:style>
    <style:style style:name="P30" style:family="paragraph" style:parent-style-name="Standard">
      <style:paragraph-properties fo:margin-left="0cm" fo:margin-right="0cm" fo:margin-top="0cm" fo:margin-bottom="0.132cm" loext:contextual-spacing="false" fo:orphans="2" fo:widows="2" fo:text-indent="0cm" style:auto-text-indent="false"/>
      <style:text-properties fo:font-variant="normal" fo:text-transform="none" fo:color="#333333" style:font-name="Open-sans" fo:font-size="12pt" fo:letter-spacing="normal" fo:font-style="normal" fo:font-weight="normal" officeooo:rsid="00273b67" fo:background-color="#ffffff"/>
    </style:style>
    <style:style style:name="P31" style:family="paragraph" style:parent-style-name="Standard">
      <style:text-properties fo:color="#ff6600" style:font-name="Helvetica Neue" fo:font-size="12pt" fo:font-weight="bold" officeooo:rsid="0027b7e4" officeooo:paragraph-rsid="00245b1a" style:font-weight-asian="bold" style:font-weight-complex="bold"/>
    </style:style>
    <style:style style:name="P32" style:family="paragraph" style:parent-style-name="Standard">
      <style:text-properties style:font-name="gotham" fo:font-size="20pt" fo:font-weight="bold" officeooo:rsid="0023064a" officeooo:paragraph-rsid="0023064a" style:font-size-asian="20pt" style:font-weight-asian="bold" style:font-size-complex="20pt" style:font-weight-complex="bold"/>
    </style:style>
    <style:style style:name="P33" style:family="paragraph" style:parent-style-name="Standard">
      <style:text-properties fo:color="#000000" style:font-name="gotham" fo:font-size="13pt" fo:font-weight="normal" officeooo:rsid="001a6c74" officeooo:paragraph-rsid="00298991" style:font-size-asian="13pt" style:font-weight-asian="normal" style:font-size-complex="13pt" style:font-weight-complex="normal"/>
    </style:style>
    <style:style style:name="T1" style:family="text">
      <style:text-properties style:font-name="gotham" fo:font-size="18pt" fo:font-weight="bold"/>
    </style:style>
    <style:style style:name="T2" style:family="text">
      <style:text-properties style:font-name="gotham" fo:font-size="18pt" fo:font-weight="bold" officeooo:rsid="00273b67"/>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73b67" style:font-weight-asian="bold" style:font-weight-complex="bold"/>
    </style:style>
    <style:style style:name="T6" style:family="text">
      <style:text-properties fo:font-weight="bold" officeooo:rsid="00273b67"/>
    </style:style>
    <style:style style:name="T7" style:family="text">
      <style:text-properties style:font-name="Helvetica Neue" fo:font-size="18pt" fo:font-weight="bold"/>
    </style:style>
    <style:style style:name="T8" style:family="text">
      <style:text-properties style:font-name="PT Sans" fo:font-size="27pt" fo:font-weight="bold"/>
    </style:style>
    <style:style style:name="T9" style:family="text">
      <style:text-properties style:font-name="PT Sans" fo:font-size="27pt" fo:font-weight="bold" officeooo:rsid="00273b67"/>
    </style:style>
    <style:style style:name="T10" style:family="text">
      <style:text-properties style:font-name="PT Sans" fo:font-size="13.5pt" fo:font-weight="bold" officeooo:rsid="00273b67"/>
    </style:style>
    <style:style style:name="T11" style:family="text">
      <style:text-properties officeooo:rsid="002125de"/>
    </style:style>
    <style:style style:name="T12" style:family="text">
      <style:text-properties fo:color="#ff6600"/>
    </style:style>
    <style:style style:name="T13" style:family="text">
      <style:text-properties fo:color="#ff6600" fo:font-weight="bold" style:font-weight-asian="bold" style:font-weight-complex="bold"/>
    </style:style>
    <style:style style:name="T14" style:family="text">
      <style:text-properties fo:color="#ff6600" fo:font-weight="bold" officeooo:rsid="00273b67" style:font-weight-asian="bold" style:font-weight-complex="bold"/>
    </style:style>
    <style:style style:name="T15" style:family="text">
      <style:text-properties fo:color="#ff6600" fo:font-weight="bold" officeooo:rsid="0027b7e4" style:font-weight-asian="bold" style:font-weight-complex="bold"/>
    </style:style>
    <style:style style:name="T16" style:family="text">
      <style:text-properties fo:color="#ff6600" fo:font-weight="bold" officeooo:rsid="00245b1a" style:font-weight-asian="bold" style:font-weight-complex="bold"/>
    </style:style>
    <style:style style:name="T17" style:family="text">
      <style:text-properties fo:color="#ff6600" officeooo:rsid="002819ce"/>
    </style:style>
    <style:style style:name="T18" style:family="text">
      <style:text-properties officeooo:rsid="00239924"/>
    </style:style>
    <style:style style:name="T19" style:family="text">
      <style:text-properties officeooo:rsid="00248478"/>
    </style:style>
    <style:style style:name="T20" style:family="text">
      <style:text-properties style:text-position="super 58%" officeooo:rsid="00248478"/>
    </style:style>
    <style:style style:name="T21" style:family="text">
      <style:text-properties fo:font-variant="normal" fo:text-transform="none" fo:color="#222222" fo:letter-spacing="normal" fo:language="en" fo:country="US"/>
    </style:style>
    <style:style style:name="T22" style:family="text">
      <style:text-properties fo:font-variant="normal" fo:text-transform="none" fo:color="#222222" fo:letter-spacing="normal" fo:language="en" fo:country="US" officeooo:rsid="0013d4a9"/>
    </style:style>
    <style:style style:name="T23" style:family="text">
      <style:text-properties fo:font-variant="normal" fo:text-transform="none" fo:color="#222222" fo:letter-spacing="normal" fo:language="en" fo:country="US" officeooo:rsid="00286ae8"/>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normal" officeooo:rsid="00273b67"/>
    </style:style>
    <style:style style:name="T26" style:family="text">
      <style:text-properties officeooo:rsid="00273b67"/>
    </style:style>
    <style:style style:name="T27" style:family="text">
      <style:text-properties officeooo:rsid="0027b7e4"/>
    </style:style>
    <style:style style:name="T28" style:family="text">
      <style:text-properties officeooo:rsid="002819ce"/>
    </style:style>
    <style:style style:name="T29" style:family="text">
      <style:text-properties officeooo:rsid="00286ae8"/>
    </style:style>
    <style:style style:name="T30" style:family="text">
      <style:text-properties officeooo:rsid="00298991"/>
    </style:style>
    <style:style style:name="T31" style:family="text">
      <style:text-properties fo:font-size="20pt" fo:font-weight="bold" officeooo:rsid="0023064a" style:font-size-asian="20pt" style:font-weight-asian="bold" style:font-size-complex="2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26">&lt;h1&gt;</text:span>Which Distribution should you do with after using Ubuntu or Mint? <text:span text:style-name="T26">&lt;/h1&gt;</text:span></text:p>
      <text:p text:style-name="P32"/>
      <text:p text:style-name="P33">&lt;img src="static/<text:span text:style-name="T17">distro_you_should_choose_after_ubuntu</text:span>/<text:span text:style-name="T30">final.png</text:span>" ; <text:span text:style-name="T30">alt = “</text:span><text:span text:style-name="T31">Which Distribution should you do with after using Ubuntu or Mint?</text:span><text:span text:style-name="T30">”</text:span> style="width:<text:span text:style-name="T30">800</text:span>px;height:<text:span text:style-name="T30">4</text:span>50px; padding-top:40px; padding-bottom:40px "&gt;</text:p>
      <text:p text:style-name="P8"/>
      <text:p text:style-name="P8"><text:span text:style-name="T26">&lt;p&gt;T</text:span>his is the question many folks come up with after they have used a particular Linux distribution for a while. And usually people begin with Debian based distribution like Ubuntu and Mint. And that in my opinion <text:span text:style-name="T18">it is a</text:span> pretty good <text:span text:style-name="T11">distribution</text:span> to begin with because at that time, you don't know much and once you are stuck, you either spend a lot of time googling about it (which is pretty awesome thing to do as you learn a lot!) or just quit using it and hate Linux for rest of your live. Even setting up a distribution like Debian takes hell lot of time. Finding the drivers is a real pain in the ass and that might freak out some beginners. Both Mint and Ubuntu are quite good. I won't recommend using it for long. Plus there Ubuntu and mint are not stable as compared to Debian, Arch and its derivative. At the time of writing this article,<text:span text:style-name="T26">&lt;b&gt;</text:span> " suspen<text:span text:style-name="T11">d</text:span> mode "<text:span text:style-name="T26">&lt;/b&gt;</text:span> didn't worked as it should on laptops and the users have to force reboot it. Many users reported it on the Ubuntu forums and actually this was the major reason that I switched to Debian.<text:span text:style-name="T26">&lt;/p&gt;</text:span></text:p>
      <text:p text:style-name="P1"/>
      <text:p text:style-name="P1"><text:span text:style-name="T26">&lt;p&gt;</text:span>Now when you are familiar with the terminal, you might find yourself <text:span text:style-name="T18">liking </text:span>one of the below categories. <text:span text:style-name="T26">&lt;/p&gt;</text:span></text:p>
      <text:p text:style-name="P1"/>
      <text:p text:style-name="Standard"><text:tab/><text:span text:style-name="T26">&lt;h2&gt;</text:span> <text:span text:style-name="T7">Bleeding-Edge Linux D</text:span><text:span text:style-name="T1">istribution</text:span><text:span text:style-name="T2">&lt;/h2&gt;</text:span></text:p>
      <text:p text:style-name="P1"/>
      <text:p text:style-name="P1"/>
      <text:p text:style-name="P3"><text:span text:style-name="T26">&lt;h3&gt;</text:span>Now the question arises what bleeding edge is?<text:span text:style-name="T26">&lt;/h3&gt;</text:span></text:p>
      <text:p text:style-name="P3"/>
      <text:p text:style-name="P15"><text:span text:style-name="T25">&lt;p&gt;</text:span><text:span text:style-name="T24">Bleeding edge refers to technology that has been released but is still not ready for the general public as it has not been reliably tested. This risk could take the form of limited support, uncaught problems and compatibility issues.</text:span><text:span text:style-name="T25">&lt;/p&gt;</text:span></text:p>
      <text:p text:style-name="P30"/>
      <text:p text:style-name="P17"><text:span text:style-name="T26">&lt;p&gt;</text:span>Theses people unlike many are willing to risk stability for the sake of new technology. I would like to call these people as <text:span text:style-name="T26">&lt;b&gt;</text:span>" <text:span text:style-name="T4">Linux enthusiast</text:span> "<text:span text:style-name="T26">&lt;/b&gt;</text:span> as unlike others they use willing to try no matter the consequences. If you are among them then these are the <text:span text:style-name="T11">Linux</text:span> distribution, you can check out - <text:span text:style-name="T26">&lt;/p&gt;</text:span></text:p>
      <text:p text:style-name="P25">&lt;ul&gt;</text:p>
      <text:p text:style-name="P16"><text:span text:style-name="T26">&lt;li&gt;</text:span> <text:span text:style-name="T26">&lt;b&gt;</text:span>Debian Sid <text:span text:style-name="T26">&lt;/b&gt;&lt;/li&gt;</text:span></text:p>
      <text:p text:style-name="P26"><text:span text:style-name="T26">&lt;li&gt;</text:span> <text:span text:style-name="T26">&lt;b&gt;</text:span>Gentoo unstable<text:span text:style-name="T26">&lt;/b&gt;</text:span> <text:span text:style-name="T26">&lt;/li&gt;</text:span></text:p>
      <text:p text:style-name="P26"><text:soft-page-break/><text:span text:style-name="T26">&lt;li&gt;&lt;b&gt;</text:span>Arch Linux <text:span text:style-name="T26">&lt;/b&gt;&lt;/li&gt;</text:span></text:p>
      <text:p text:style-name="P26"><text:span text:style-name="T26">&lt;li&gt;&lt;b&gt;</text:span> Fedora Rawhide <text:span text:style-name="T26">&lt;/b&gt;&lt;/li&gt;</text:span></text:p>
      <text:p text:style-name="P27"><text:span text:style-name="T5">&lt;li&gt;&lt;b&gt;</text:span><text:span text:style-name="T4"> OpenSUSE Tumbleweed</text:span> <text:span text:style-name="T5">&lt;/b&gt;&lt;/li&gt;</text:span></text:p>
      <text:p text:style-name="P18">  <text:span text:style-name="T10">&lt;/ul&gt;</text:span></text:p>
      <text:p text:style-name="P19"/>
      <text:p text:style-name="P18">                    <text:span text:style-name="T9">&lt;h2&gt;S</text:span><text:span text:style-name="T8">table Distribution </text:span><text:span text:style-name="T9">&lt;/h2&gt;</text:span></text:p>
      <text:p text:style-name="P24"/>
      <text:p text:style-name="P20"><text:span text:style-name="T26">&lt;p&gt;</text:span>This is the distribution for the people who like the <text:span text:style-name="T26">&lt;b&gt;</text:span><text:span text:style-name="T3">stability.</text:span><text:span text:style-name="T6">&lt;/b&gt;</text:span><text:span text:style-name="T3"> </text:span>They just want to get the work done. They generally use it for programming and these are also used for the server purpose as it won't crash and it won't boot-up. If you are one of them you can have a look on these - <text:span text:style-name="T26">&lt;/p&gt;</text:span></text:p>
      <text:p text:style-name="P23">&lt;ul&gt;</text:p>
      <text:p text:style-name="P20"><text:span text:style-name="T26">&lt;li&gt;</text:span>Debian <text:span text:style-name="T26">&lt;/li&gt;</text:span></text:p>
      <text:p text:style-name="P21"><text:span text:style-name="T26">&lt;li&gt;</text:span> Arch Linux <text:span text:style-name="T26">&lt;/li&gt;</text:span></text:p>
      <text:p text:style-name="P21"><text:span text:style-name="T26">&lt;li&gt;</text:span> CentOS <text:span text:style-name="T26">&lt;/li&gt;</text:span></text:p>
      <text:p text:style-name="P28">&lt;/ul&gt;</text:p>
      <text:p text:style-name="P20"><text:span text:style-name="T26">&lt;p&gt;</text:span>Debian and Arch Linux are popular for the high quality control.<text:span text:style-name="T26">&lt;br&gt;</text:span> </text:p>
      <text:p text:style-name="P22">Coming from Mint or Ubuntu, Debian has a small learning curve. Setting up Arch for a beginner looks scary as hell, as you don't have that <text:span text:style-name="T11">colorful</text:span> menu when you start installing it, you have to use the command line. <text:span text:style-name="T12"><text:s/></text:span>But that's the actually beauty of Arch, you get to setup your own OS. Both Arch and CentOS will be having some different commands as compared to Debian based distribution. To know more about the Linux distribution<text:span text:style-name="T13"> </text:span><text:span text:style-name="T16"><text:s/></text:span><text:span text:style-name="T15">&lt;a href = “{{ url_for(‘begninners_guide_of_liunx’) }}”&gt; here &lt;/a&gt; </text:span><text:span text:style-name="T14">&lt;/p&gt;</text:span></text:p>
      <text:p text:style-name="P24"/>
      <text:p text:style-name="P29">                            <text:span text:style-name="T26">&lt;h2&gt;</text:span> <text:span text:style-name="T7">H</text:span><text:span text:style-name="T1">acking and Penetration Testing <text:s/>Distributions </text:span><text:span text:style-name="T2">&lt;/h2&gt;</text:span></text:p>
      <text:p text:style-name="P1"><text:span text:style-name="T27">&lt;p&gt;</text:span>I believe its loud and clear, whats type of people does this category attracts. These distribution have a lot of tools which are really useful from hacking point of view.<text:span text:style-name="T27">&lt;/p&gt;</text:span></text:p>
      <text:p text:style-name="P5">&lt;ul&gt;</text:p>
      <text:p text:style-name="P6"><text:span text:style-name="T27">&lt;li&gt;</text:span>Kali Linux <text:span text:style-name="T27">&lt;/li&gt;</text:span></text:p>
      <text:p text:style-name="P6"><text:span text:style-name="T27">&lt;li&gt;</text:span>Parrot Security OS <text:span text:style-name="T27">&lt;/li&gt;</text:span></text:p>
      <text:p text:style-name="P6"><text:span text:style-name="T27">&lt;li&gt;</text:span>Pentoo Linux <text:span text:style-name="T27">&lt;/li&gt;</text:span></text:p>
      <text:p text:style-name="P5">&lt;/ul&gt;&lt;br&gt;</text:p>
      <text:p text:style-name="P1"><text:span text:style-name="T27">&lt;p&gt;</text:span>You would be better of of with Kali instead of Parrot as Parrot is relatively new and it is quite unstable. Both are Debian bases distributions thought. Both Parrot OS and Kali Linux are Debain based, where as Pentoo Linux is Arch based.<text:span text:style-name="T27">&lt;/p&gt;</text:span></text:p>
      <text:p text:style-name="P5">&lt;br&gt;</text:p>
      <text:p text:style-name="P5">&lt;p&gt;</text:p>
      <text:p text:style-name="P4"><text:soft-page-break/>But I wouldn’t recommend using them as your primary distribution because you are logged in as root which is never recommended for long periods. Specifically when you don’t need the super user permission. I have talked indepth about this <text:span text:style-name="T15">&lt;a href = “{{ url_for(‘Should_You_Install_Kali_Linux_as_a_Beginner’) }}”&gt; here &lt;/a&gt; &lt;/p&gt;</text:span></text:p>
      <text:p text:style-name="P31"/>
      <text:p text:style-name="P7"><text:span text:style-name="T27">&lt;h2&gt;</text:span>Learning Curve in Moving From One Distribution to Another<text:span text:style-name="T27">&lt;/h2&gt;</text:span></text:p>
      <text:p text:style-name="P2"/>
      <text:p text:style-name="P1"><text:span text:style-name="T27">&lt;p&gt;</text:span>This picture clearly depicts the learning curve going from one Distribution to another the Ubuntu being the most simplistic and Linux from Scratch being a distributions which is really hard to master in.<text:span text:style-name="T27">&lt;/p&gt;</text:span></text:p>
      <text:p text:style-name="Standard"/>
      <text:p text:style-name="P10"/>
      <text:p text:style-name="P13">&lt;img src="static/<text:span text:style-name="T17">distro_you_should_choose_after_ubuntu</text:span>/evernote1.<text:span text:style-name="T28">jpg</text:span>" style="width:600px;height:350px; padding-top:40px; padding-bottom:40px "&gt;</text:p>
      <text:p text:style-name="P9"/>
      <text:p text:style-name="P9"/>
      <text:p text:style-name="P11"><text:span text:style-name="T29">&lt;p&gt;&lt;i&gt;</text:span>Thank you guys for sticking around. I will be posting more of Linux stuff for the beginners. What <text:span text:style-name="T19">distro did you go for after your 1</text:span><text:span text:style-name="T20">st</text:span><text:span text:style-name="T19"> distribution? What was your first distro? </text:span>Let me know in the comments below. </text:p>
      <text:p text:style-name="P12">&lt;/i&gt;&lt;/p&gt;</text:p>
      <text:p text:style-name="P12">&lt;br&gt;</text:p>
      <text:p text:style-name="P12">&lt;br&gt;</text:p>
      <text:p text:style-name="P12">&lt;p&gt;&lt;i&gt;</text:p>
      <text:p text:style-name="P14"><text:span text:style-name="T21">If you want to recommend </text:span><text:span text:style-name="T22">me </text:span><text:span text:style-name="T21">another topic </text:span><text:span text:style-name="T22">or there is something else you want to share, </text:span><text:span text:style-name="T21">you can do so by </text:span><text:span text:style-name="T22">filling the form below the comment section.</text:span><text:span text:style-name="T23">&lt;/i&gt;&lt;/p&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
    <style:font-face style:name="Open-sans" svg:font-family="Open-sans, sans-serif"/>
    <style:font-face style:name="PT Sans" svg:font-family="'PT Sans'"/>
    <style:font-face style:name="gotham" svg:font-family="gotham,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5:29:54.982379906</meta:creation-date>
    <dc:date>2017-10-22T01:38:52.447000000</dc:date>
    <meta:editing-duration>PT31M19S</meta:editing-duration>
    <meta:editing-cycles>9</meta:editing-cycles>
    <meta:generator>LibreOffice/5.4.0.3$Windows_x86 LibreOffice_project/7556cbc6811c9d992f4064ab9287069087d7f62c</meta:generator>
    <meta:document-statistic meta:table-count="0" meta:image-count="0" meta:object-count="0" meta:page-count="3" meta:paragraph-count="44" meta:word-count="808" meta:character-count="4997" meta:non-whitespace-character-count="4177"/>
  </office:meta>
</office:document-meta>
</file>